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[NAME]</text:span></text:p>
      <text:p text:style-name="P3"><text:tab/><text:tab/></text:p>
      <text:p text:style-name="P2"><text:span text:style-name="Highlighted_20_with_20_gray_20_Char"><text:span text:style-name="T4">[SHORT_DESCRIPTION]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experience-section">
        <text:p text:style-name="P5"><text:span text:style-name="T4"><text:tab/></text:span><text:span text:style-name="White_20_Font"><text:span text:style-name="T3">[CV_UNIT_START_DATE_MONTH_YEAR] - [CV_UNIT_END_DATE_MONTH_YEAR] </text:span></text:span><text:span text:style-name="T4"><text:tab/></text:span><text:span text:style-name="Color_20_Caps_20_Expanded"><text:span text:style-name="T7">[CV_UNIT_NAME] - </text:span></text:span><text:span text:style-name="Color_20_Caps_20_Expanded"><text:span text:style-name="T10">[CV_UNIT_COMPANY]</text:span></text:span></text:p>
        <text:list xml:id="list1382365679" text:style-name="LS4">
          <text:list-header>
            <text:p text:style-name="P16">[CV_UNIT_CONTENT]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education-section">
        <text:p text:style-name="P6"><text:span text:style-name="T4"><text:tab/></text:span><text:span text:style-name="White_20_Font"><text:span text:style-name="T3">[CV_UNIT_START_DATE_MONTH_YEAR] - [CV_UNIT_END_DATE_MONTH_YEAR] </text:span></text:span><text:span text:style-name="T4"><text:tab/></text:span><text:span text:style-name="Color_20_Caps_20_Expanded"><text:span text:style-name="T7">[CV_UNIT_NAME] - </text:span></text:span><text:span text:style-name="Color_20_Caps_20_Expanded"><text:span text:style-name="T11">[CV_UNIT_COMPANY]</text:span></text:span></text:p>
        <text:list xml:id="list182305024740123" text:continue-numbering="true" text:style-name="LS4">
          <text:list-header>
            <text:p text:style-name="P17">[CV_UNIT_CONTENT]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skills-section">
        <text:p text:style-name="P6"><text:span text:style-name="T4"><text:tab/><text:tab/></text:span><text:span text:style-name="Color_20_Caps_20_Expanded"><text:span text:style-name="T7">[CV_UNIT_NAME]</text:span></text:span></text:p>
        <text:list xml:id="list182303273224947" text:continue-numbering="true" text:style-name="LS4">
          <text:list-header>
            <text:p text:style-name="P17">[CV_UNIT_CONTENT]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PHONE] </text:span>| <text:span text:style-name="MT1">[EMAIL]</text:span> 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